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-0.635cm" style:auto-text-indent="false"/>
    </style:style>
    <style:style style:name="T1" style:family="text">
      <style:text-properties fo:font-variant="normal" fo:text-transform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ttps://www.youtube.com/watch?v=Yh5Lil03tpI</text:p>
      <text:p text:style-name="Text_20_body"> </text:p>
      <text:p text:style-name="Text_20_body"> </text:p>
      <text:p text:style-name="Text_20_body">- Buscar usuario y contraeñsa en BD</text:p>
      <text:p text:style-name="Text_20_body">- generar token:</text:p>
      <text:p text:style-name="Text_20_body"> </text:p>
      <text:p text:style-name="Text_20_body">const generateAccesToken = (user) =&gt; {</text:p>
      <text:p text:style-name="Text_20_body">    return jwt.sign({id:user.id, isAdmin: user.isAdmin}, </text:p>
      <text:p text:style-name="Text_20_body">    "mySecretKey",</text:p>
      <text:p text:style-name="Text_20_body">    {expiresIn: "5s"})</text:p>
      <text:p text:style-name="Text_20_body">}</text:p>
      <text:p text:style-name="Text_20_body"> </text:p>
      <text:p text:style-name="Text_20_body">- verificar token:</text:p>
      <text:p text:style-name="Text_20_body"> </text:p>
      <text:p text:style-name="Text_20_body">const verify = (req, res, next) =&gt; {</text:p>
      <text:p text:style-name="Text_20_body">    const authHeader = req.headers.authorization;</text:p>
      <text:p text:style-name="Text_20_body"> </text:p>
      <text:p text:style-name="Text_20_body">    if(authHeader){</text:p>
      <text:p text:style-name="Text_20_body">        const token = authHeader.split(" ")[1]</text:p>
      <text:p text:style-name="Text_20_body"> </text:p>
      <text:p text:style-name="Text_20_body">        jwt.verify(token, "mySecretKey", (err,user) =&gt;{</text:p>
      <text:p text:style-name="Text_20_body">            if(err){</text:p>
      <text:p text:style-name="Text_20_body">                return res.status(403).json("Token is not valid!")</text:p>
      <text:p text:style-name="Text_20_body">            }</text:p>
      <text:p text:style-name="Text_20_body"> </text:p>
      <text:p text:style-name="Text_20_body">            req.user = user;</text:p>
      <text:p text:style-name="Text_20_body">            next();</text:p>
      <text:p text:style-name="Text_20_body">        });</text:p>
      <text:p text:style-name="Text_20_body">    }else{</text:p>
      <text:p text:style-name="Text_20_body">        res.status(401).json("You are not authenticated!")</text:p>
      <text:p text:style-name="Text_20_body">    }</text:p>
      <text:p text:style-name="Text_20_body">};</text:p>
      <text:p text:style-name="Text_20_body"> </text:p>
      <text:p text:style-name="Text_20_body">- Autorizacion </text:p>
      <text:p text:style-name="Text_20_body"><text:soft-page-break/>localhost:5000/api/users/1 (userId)</text:p>
      <text:p text:style-name="Text_20_body">Headers:</text:p>
      <text:p text:style-name="Text_20_body">KEY: Authorization</text:p>
      <text:p text:style-name="Text_20_body">Value: Bearer (CODIGO JWT)</text:p>
      <text:p text:style-name="Text_20_body"> </text:p>
      <text:p text:style-name="Text_20_body">app.delete("/api/users/:userId", verify, (req,res) =&gt;{</text:p>
      <text:p text:style-name="Text_20_body">    if(req.user.id === req.params.userId || req.user.isAdmin){</text:p>
      <text:p text:style-name="Text_20_body">        res.status(200).json("User has been deleted.")</text:p>
      <text:p text:style-name="Text_20_body">    }else{</text:p>
      <text:p text:style-name="Text_20_body">        res.status(403).json("You are not allowed to delete this user!")</text:p>
      <text:p text:style-name="Text_20_body">    }</text:p>
      <text:p text:style-name="Text_20_body">})</text:p>
      <text:p text:style-name="Text_20_body"> </text:p>
      <text:p text:style-name="Text_20_body">-Refrescar token RefreshToken</text:p>
      <text:p text:style-name="Text_20_body">localhost:5000/api/refresh</text:p>
      <text:p text:style-name="Text_20_body"> </text:p>
      <text:p text:style-name="Text_20_body">let refreshTokens = []</text:p>
      <text:p text:style-name="Text_20_body"> </text:p>
      <text:p text:style-name="Text_20_body">const refreshToken = jwt.sign({</text:p>
      <text:p text:style-name="Text_20_body">            id:user.id, isAdmin: user.isAdmin}, </text:p>
      <text:p text:style-name="Text_20_body">            "myRefreshSecretKey",</text:p>
      <text:p text:style-name="Text_20_body">            {expiresIn: "5s"}</text:p>
      <text:p text:style-name="Text_20_body">        );</text:p>
      <text:p text:style-name="Text_20_body"> </text:p>
      <text:p text:style-name="Text_20_body">const generateRefreshToken = (user) =&gt; {</text:p>
      <text:p text:style-name="Text_20_body">    return jwt.sign({id:user.id, isAdmin: user.isAdmin}, </text:p>
      <text:p text:style-name="Text_20_body">    "myRefreshSecretKey")</text:p>
      <text:p text:style-name="Text_20_body">}</text:p>
      <text:p text:style-name="Text_20_body"> </text:p>
      <text:p text:style-name="Text_20_body">app.post("/api/login", (req,res) =&gt; {</text:p>
      <text:p text:style-name="Text_20_body">    // res.json("hey it works!");</text:p>
      <text:p text:style-name="Text_20_body">    const {username, password} = req.body;</text:p>
      <text:p text:style-name="Text_20_body">    </text:p>
      <text:p text:style-name="Text_20_body">    const user = users.find( (u) =&gt; {</text:p>
      <text:p text:style-name="Text_20_body"><text:soft-page-break/>        return u.username === username &amp;&amp; u.password === password; </text:p>
      <text:p text:style-name="Text_20_body">    });</text:p>
      <text:p text:style-name="Text_20_body">    </text:p>
      <text:p text:style-name="Text_20_body">    console.log(username)</text:p>
      <text:p text:style-name="Text_20_body">    if(user){</text:p>
      <text:p text:style-name="Text_20_body">        // res.json(user);</text:p>
      <text:p text:style-name="Text_20_body"> </text:p>
      <text:p text:style-name="Text_20_body">        // Generate an acces token</text:p>
      <text:p text:style-name="Text_20_body">        const accessToken = generateAccesToken(user);</text:p>
      <text:p text:style-name="Text_20_body">        const refreshToken = generateRefreshToken(user);</text:p>
      <text:p text:style-name="Text_20_body"> </text:p>
      <text:p text:style-name="Text_20_body">        refreshTokens.push(refreshToken);</text:p>
      <text:p text:style-name="Text_20_body"> </text:p>
      <text:p text:style-name="Text_20_body">        // const accessToken = jwt.sign({</text:p>
      <text:p text:style-name="Text_20_body">        //     id:user.id, isAdmin: user.isAdmin}, </text:p>
      <text:p text:style-name="Text_20_body">        //     "mySecretKey",</text:p>
      <text:p text:style-name="Text_20_body">        //     {expiresIn: "5s"}</text:p>
      <text:p text:style-name="Text_20_body">        // );</text:p>
      <text:p text:style-name="Text_20_body"> </text:p>
      <text:p text:style-name="Text_20_body">        // const refreshToken = jwt.sign({</text:p>
      <text:p text:style-name="Text_20_body">        //     id:user.id, isAdmin: user.isAdmin}, </text:p>
      <text:p text:style-name="Text_20_body">        //     "myRefreshSecretKey",</text:p>
      <text:p text:style-name="Text_20_body">        //     {expiresIn: "5s"}</text:p>
      <text:p text:style-name="Text_20_body">        // );</text:p>
      <text:p text:style-name="Text_20_body"> </text:p>
      <text:p text:style-name="Text_20_body">        res.json({</text:p>
      <text:p text:style-name="Text_20_body">            username: user.username,</text:p>
      <text:p text:style-name="Text_20_body">            isAdmin: user.isAdmin,</text:p>
      <text:p text:style-name="Text_20_body">            accessToken,</text:p>
      <text:p text:style-name="Text_20_body">        })</text:p>
      <text:p text:style-name="Text_20_body">    }else{ // Bearer eyJhbGciOiJIUzI1NiIsInR5cCI6IkpXVCJ9.eyJpZCI6IjEiLCJpc0FkbWluIjp0cnVlLCJpYXQiOjE2ODk3OTM3MTF9.j5M5DL07Gr9JrLq6WDC7upVf1Yk12imWIQRLRVHaL7w</text:p>
      <text:p text:style-name="Text_20_body">        </text:p>
      <text:p text:style-name="Text_20_body">        res.status(400).json("Username or password incorrect")</text:p>
      <text:p text:style-name="Text_20_body"><text:soft-page-break/>    }</text:p>
      <text:p text:style-name="Text_20_body">});</text:p>
      <text:p text:style-name="Text_20_body"> </text:p>
      <text:p text:style-name="Text_20_body"> </text:p>
      <text:p text:style-name="Text_20_body">app.post("/api/refresh", (req,res) =&gt;{</text:p>
      <text:p text:style-name="Text_20_body">    //take the refresh token from the user</text:p>
      <text:p text:style-name="Text_20_body">    const refreshToken = req.body.token;</text:p>
      <text:p text:style-name="Text_20_body"> </text:p>
      <text:p text:style-name="Text_20_body">    //send error if there is no token or it´s invalid</text:p>
      <text:p text:style-name="Text_20_body">    if(!refreshToken) return res.status(401).json("You are not authenticated")</text:p>
      <text:p text:style-name="Text_20_body"> </text:p>
      <text:p text:style-name="Text_20_body">    if(!refreshTokens.includes(refreshToken)){</text:p>
      <text:p text:style-name="Text_20_body">        return res.status(403).json("Refresh token is not valid!")</text:p>
      <text:p text:style-name="Text_20_body">    }</text:p>
      <text:p text:style-name="Text_20_body"> </text:p>
      <text:p text:style-name="Text_20_body">    jwt.verify(refreshToken, "myRefreshSecretKey", (err,user) =&gt; {</text:p>
      <text:p text:style-name="Text_20_body">        err &amp; console.log(err);</text:p>
      <text:p text:style-name="Text_20_body">    })</text:p>
      <text:p text:style-name="Text_20_body"> </text:p>
      <text:p text:style-name="Text_20_body">    //if everuthing is ok, create new access token, refresh token an send to user</text:p>
      <text:p text:style-name="Text_20_body">})</text:p>
      <text:p text:style-name="Text_20_body"> </text:p>
      <text:p text:style-name="Text_20_body"><text:soft-page-break/><draw:frame draw:style-name="fr1" draw:name="gráficos1" text:anchor-type="as-char" svg:width="15.584cm" svg:height="8.758cm" draw:z-index="0"><draw:image xlink:href="../../../AppData/Local/Temp/msohtmlclip1/01/clip_image002.png" xlink:type="simple" xlink:show="embed" xlink:actuate="onLoad"/></draw:frame></text:p>
      <text:p text:style-name="Text_20_body"><draw:frame draw:style-name="fr1" draw:name="gráficos2" text:anchor-type="as-char" svg:width="15.584cm" svg:height="8.758cm" draw:z-index="1"><draw:image xlink:href="../../../AppData/Local/Temp/msohtmlclip1/01/clip_image004.png" xlink:type="simple" xlink:show="embed" xlink:actuate="onLoad"/></draw:frame><text:soft-page-break/><draw:frame draw:style-name="fr1" draw:name="gráficos3" text:anchor-type="as-char" svg:width="15.584cm" svg:height="8.758cm" draw:z-index="2"><draw:image xlink:href="../../../AppData/Local/Temp/msohtmlclip1/01/clip_image006.png" xlink:type="simple" xlink:show="embed" xlink:actuate="onLoad"/></draw:frame><draw:frame draw:style-name="fr1" draw:name="gráficos4" text:anchor-type="as-char" svg:width="15.584cm" svg:height="8.758cm" draw:z-index="3"><draw:image xlink:href="../../../AppData/Local/Temp/msohtmlclip1/01/clip_image008.png" xlink:type="simple" xlink:show="embed" xlink:actuate="onLoad"/></draw:frame></text:p>
      <text:p text:style-name="Text_20_body"><text:soft-page-break/><draw:frame draw:style-name="fr1" draw:name="gráficos5" text:anchor-type="as-char" svg:width="15.584cm" svg:height="8.758cm" draw:z-index="4"><draw:image xlink:href="../../../AppData/Local/Temp/msohtmlclip1/01/clip_image010.png" xlink:type="simple" xlink:show="embed" xlink:actuate="onLoad"/></draw:frame></text:p>
      <text:p text:style-name="Text_20_body"> </text:p>
      <text:p text:style-name="P1">-<text:span text:style-name="T1">        </text:span>DESLOQUEO</text:p>
      <text:p text:style-name="Text_20_body">localhost:5000/api/logout</text:p>
      <text:p text:style-name="Text_20_body"> </text:p>
      <text:p text:style-name="Text_20_body"> </text:p>
      <text:p text:style-name="Text_20_body"> </text:p>
      <text:p text:style-name="Text_20_body">BODY</text:p>
      <text:p text:style-name="Text_20_body">{</text:p>
      <text:p text:style-name="Text_20_body">   "token" : "refresh token generado a la par de accestoken"</text:p>
      <text:p text:style-name="Text_20_body">}</text:p>
      <text:p text:style-name="Text_20_body"> </text:p>
      <text:p text:style-name="Text_20_body"><text:soft-page-break/><draw:frame draw:style-name="fr1" draw:name="gráficos6" text:anchor-type="as-char" svg:width="15.584cm" svg:height="8.758cm" draw:z-index="5"><draw:image xlink:href="../../../AppData/Local/Temp/msohtmlclip1/01/clip_image012.png" xlink:type="simple" xlink:show="embed" xlink:actuate="onLoad"/></draw:frame></text:p>
      <text:p text:style-name="Text_20_body"><draw:frame draw:style-name="fr1" draw:name="gráficos7" text:anchor-type="as-char" svg:width="15.584cm" svg:height="8.758cm" draw:z-index="6"><draw:image xlink:href="../../../AppData/Local/Temp/msohtmlclip1/01/clip_image014.png" xlink:type="simple" xlink:show="embed" xlink:actuate="onLoad"/></draw:frame></text:p>
      <text:p text:style-name="Text_20_body"> </text:p>
      <text:p text:style-name="Text_20_body"><text:soft-page-break/><draw:frame draw:style-name="fr1" draw:name="gráficos8" text:anchor-type="as-char" svg:width="15.584cm" svg:height="8.758cm" draw:z-index="7"><draw:image xlink:href="../../../AppData/Local/Temp/msohtmlclip1/01/clip_image016.png" xlink:type="simple" xlink:show="embed" xlink:actuate="onLoad"/></draw:frame></text:p>
      <text:p text:style-name="Text_20_body"><draw:frame draw:style-name="fr1" draw:name="gráficos9" text:anchor-type="as-char" svg:width="15.584cm" svg:height="8.758cm" draw:z-index="8"><draw:image xlink:href="../../../AppData/Local/Temp/msohtmlclip1/01/clip_image018.png" xlink:type="simple" xlink:show="embed" xlink:actuate="onLoad"/></draw:frame></text:p>
      <text:p text:style-name="Text_20_body"><text:soft-page-break/><draw:frame draw:style-name="fr1" draw:name="gráficos10" text:anchor-type="as-char" svg:width="15.584cm" svg:height="8.758cm" draw:z-index="9"><draw:image xlink:href="../../../AppData/Local/Temp/msohtmlclip1/01/clip_image020.png" xlink:type="simple" xlink:show="embed" xlink:actuate="onLoad"/></draw:frame></text:p>
      <text:p text:style-name="Text_20_body"><draw:frame draw:style-name="fr1" draw:name="gráficos11" text:anchor-type="as-char" svg:width="15.61cm" svg:height="6.297cm" draw:z-index="10"><draw:image xlink:href="../../../AppData/Local/Temp/msohtmlclip1/01/clip_image022.png" xlink:type="simple" xlink:show="embed" xlink:actuate="onLoad"/></draw:frame></text:p>
      <text:p text:style-name="Text_20_body"><draw:frame draw:style-name="fr1" draw:name="gráficos12" text:anchor-type="as-char" svg:width="15.61cm" svg:height="6.271cm" draw:z-index="11"><draw:image xlink:href="../../../AppData/Local/Temp/msohtmlclip1/01/clip_image024.png" xlink:type="simple" xlink:show="embed" xlink:actuate="onLoad"/></draw:frame></text:p>
      <text:p text:style-name="Text_20_body"> </text:p>
      <text:p text:style-name="Text_20_body"><text:soft-page-break/><draw:frame draw:style-name="fr1" draw:name="gráficos13" text:anchor-type="as-char" svg:width="15.61cm" svg:height="6.244cm" draw:z-index="12"><draw:image xlink:href="../../../AppData/Local/Temp/msohtmlclip1/01/clip_image026.png" xlink:type="simple" xlink:show="embed" xlink:actuate="onLoad"/></draw:frame></text:p>
      <text:p text:style-name="Text_20_body"><draw:frame draw:style-name="fr1" draw:name="gráficos14" text:anchor-type="as-char" svg:width="15.61cm" svg:height="6.244cm" draw:z-index="13"><draw:image xlink:href="../../../AppData/Local/Temp/msohtmlclip1/01/clip_image02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11T16:57:34.55</meta:creation-date>
    <meta:document-statistic meta:table-count="0" meta:image-count="14" meta:object-count="0" meta:page-count="11" meta:paragraph-count="148" meta:word-count="309" meta:character-count="3285"/>
    <dc:date>2023-10-11T17:02:57.16</dc:date>
    <meta:editing-duration>PT5M23S</meta:editing-duration>
    <meta:editing-cycles>1</meta:editing-cycles>
    <meta:generator>OpenOffice/4.1.14$Win32 OpenOffice.org_project/4114m1$Build-9811</meta:generator>
  </office:meta>
</office:document-meta>
</file>